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verter.Class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verter.convertToType( Class typ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Converter.convertToString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Converter.Class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